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3211" officeooo:paragraph-rsid="00053211"/>
    </style:style>
    <style:style style:name="P2"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053211" officeooo:paragraph-rsid="00053211" style:font-style-asian="normal" style:font-weight-asian="bold" style:font-style-complex="normal" style:font-weight-complex="bold"/>
    </style:style>
    <style:style style:name="P3" style:family="paragraph" style:parent-style-name="Standard">
      <style:text-properties fo:font-size="14pt" fo:font-weight="bold" officeooo:rsid="00196f03" officeooo:paragraph-rsid="00196f03" style:font-weight-asian="bold" style:font-weight-complex="bold"/>
    </style:style>
    <style:style style:name="P4" style:family="paragraph" style:parent-style-name="Standard">
      <style:text-properties officeooo:rsid="00168980" officeooo:paragraph-rsid="00168980"/>
    </style:style>
    <style:style style:name="P5" style:family="paragraph" style:parent-style-name="Standard">
      <style:text-properties officeooo:rsid="00196f03" officeooo:paragraph-rsid="00196f03"/>
    </style:style>
    <style:style style:name="P6" style:family="paragraph" style:parent-style-name="Standard" style:list-style-name="L1">
      <style:text-properties officeooo:rsid="00053211" officeooo:paragraph-rsid="00053211"/>
    </style:style>
    <style:style style:name="P7" style:family="paragraph" style:parent-style-name="Standard" style:list-style-name="L2">
      <style:text-properties fo:font-size="14pt" fo:font-weight="bold" officeooo:rsid="000661fe" officeooo:paragraph-rsid="000661fe" style:font-weight-asian="bold" style:font-weight-complex="bold"/>
    </style:style>
    <style:style style:name="P8" style:family="paragraph" style:parent-style-name="Standard" style:list-style-name="L2">
      <style:text-properties fo:font-size="14pt" fo:font-weight="bold" officeooo:rsid="0019076a" officeooo:paragraph-rsid="0019076a" style:font-weight-asian="bold" style:font-weight-complex="bold"/>
    </style:style>
    <style:style style:name="P9" style:family="paragraph" style:parent-style-name="Standard" style:list-style-name="L2">
      <style:text-properties officeooo:rsid="000661fe" officeooo:paragraph-rsid="000661fe"/>
    </style:style>
    <style:style style:name="P10" style:family="paragraph" style:parent-style-name="Standard" style:list-style-name="L3">
      <style:text-properties officeooo:rsid="0007da57" officeooo:paragraph-rsid="00094067"/>
    </style:style>
    <style:style style:name="P11" style:family="paragraph" style:parent-style-name="Standard" style:list-style-name="L2">
      <style:text-properties officeooo:rsid="0007da57" officeooo:paragraph-rsid="0007da57"/>
    </style:style>
    <style:style style:name="P12" style:family="paragraph" style:parent-style-name="Standard" style:list-style-name="L2">
      <style:text-properties officeooo:rsid="0007da57" officeooo:paragraph-rsid="00094067"/>
    </style:style>
    <style:style style:name="P13" style:family="paragraph" style:parent-style-name="Standard" style:list-style-name="L2">
      <style:text-properties officeooo:rsid="00094067" officeooo:paragraph-rsid="00094067"/>
    </style:style>
    <style:style style:name="P14" style:family="paragraph" style:parent-style-name="Standard" style:list-style-name="L2">
      <style:text-properties officeooo:rsid="000ad8ee" officeooo:paragraph-rsid="000ad8ee"/>
    </style:style>
    <style:style style:name="P15" style:family="paragraph" style:parent-style-name="Standard" style:list-style-name="L2">
      <style:text-properties officeooo:rsid="000c0add" officeooo:paragraph-rsid="000c0add"/>
    </style:style>
    <style:style style:name="P16" style:family="paragraph" style:parent-style-name="Standard" style:list-style-name="L2">
      <style:text-properties officeooo:rsid="000c0add" officeooo:paragraph-rsid="000dfaa5"/>
    </style:style>
    <style:style style:name="P17" style:family="paragraph" style:parent-style-name="Standard" style:list-style-name="L2">
      <style:text-properties officeooo:rsid="000dfaa5" officeooo:paragraph-rsid="000dfaa5"/>
    </style:style>
    <style:style style:name="P18" style:family="paragraph" style:parent-style-name="Standard" style:list-style-name="L2">
      <style:text-properties officeooo:rsid="000fea79" officeooo:paragraph-rsid="000fea79"/>
    </style:style>
    <style:style style:name="P19" style:family="paragraph" style:parent-style-name="Standard" style:list-style-name="L2">
      <style:text-properties officeooo:rsid="00130f69" officeooo:paragraph-rsid="000fea79"/>
    </style:style>
    <style:style style:name="P20" style:family="paragraph" style:parent-style-name="Standard" style:list-style-name="L2">
      <style:text-properties officeooo:rsid="00130f69" officeooo:paragraph-rsid="00130f69"/>
    </style:style>
    <style:style style:name="P21" style:family="paragraph" style:parent-style-name="Standard" style:list-style-name="L2">
      <style:text-properties officeooo:rsid="0014a18a" officeooo:paragraph-rsid="0014a18a"/>
    </style:style>
    <style:style style:name="P22" style:family="paragraph" style:parent-style-name="Standard" style:list-style-name="L2">
      <style:text-properties officeooo:rsid="00134d41" officeooo:paragraph-rsid="00134d41"/>
    </style:style>
    <style:style style:name="P23" style:family="paragraph" style:parent-style-name="Standard" style:list-style-name="L2">
      <style:text-properties officeooo:rsid="001647f1" officeooo:paragraph-rsid="001647f1"/>
    </style:style>
    <style:style style:name="P24" style:family="paragraph" style:parent-style-name="Standard" style:list-style-name="L2">
      <style:text-properties officeooo:rsid="00168980" officeooo:paragraph-rsid="00168980"/>
    </style:style>
    <style:style style:name="P25" style:family="paragraph" style:parent-style-name="Standard" style:list-style-name="L2">
      <style:text-properties officeooo:rsid="001717de" officeooo:paragraph-rsid="001717de"/>
    </style:style>
    <style:style style:name="P26" style:family="paragraph" style:parent-style-name="Standard" style:list-style-name="L2">
      <style:text-properties officeooo:rsid="001884db" officeooo:paragraph-rsid="001884db"/>
    </style:style>
    <style:style style:name="P27" style:family="paragraph" style:parent-style-name="Standard" style:list-style-name="L2">
      <style:text-properties officeooo:rsid="0018c125" officeooo:paragraph-rsid="0018c125"/>
    </style:style>
    <style:style style:name="P28" style:family="paragraph" style:parent-style-name="Standard" style:list-style-name="L2">
      <style:text-properties officeooo:rsid="0019076a" officeooo:paragraph-rsid="0019076a"/>
    </style:style>
    <style:style style:name="P29" style:family="paragraph" style:parent-style-name="Standard" style:list-style-name="L2">
      <style:text-properties officeooo:rsid="00196f03" officeooo:paragraph-rsid="00196f03"/>
    </style:style>
    <style:style style:name="P30" style:family="paragraph" style:parent-style-name="Standard" style:list-style-name="L2">
      <style:paragraph-properties fo:break-before="page"/>
      <style:text-properties officeooo:rsid="000c0add" officeooo:paragraph-rsid="000c0add"/>
    </style:style>
    <style:style style:name="P31" style:family="paragraph" style:parent-style-name="Standard" style:list-style-name="L2">
      <style:paragraph-properties fo:break-before="page"/>
      <style:text-properties fo:font-size="14pt" style:text-underline-style="none" fo:font-weight="bold" officeooo:rsid="001717de" officeooo:paragraph-rsid="001717de"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7da57"/>
    </style:style>
    <style:style style:name="T4" style:family="text">
      <style:text-properties officeooo:rsid="000ad8ee"/>
    </style:style>
    <style:style style:name="T5" style:family="text">
      <style:text-properties officeooo:rsid="00130f69"/>
    </style:style>
    <style:style style:name="T6" style:family="text">
      <style:text-properties officeooo:rsid="00134d41"/>
    </style:style>
    <style:style style:name="T7" style:family="text">
      <style:text-properties officeooo:rsid="00168980"/>
    </style:style>
    <style:style style:name="T8" style:family="text">
      <style:text-properties officeooo:rsid="001717de"/>
    </style:style>
    <style:style style:name="T9" style:family="text">
      <style:text-properties officeooo:rsid="00196f03"/>
    </style:style>
    <style:style style:name="T10" style:family="text">
      <style:text-properties officeooo:rsid="0019dab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fo:text-align="end">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fo:text-align="end">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end">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Y a-t-il des limites à ma responsabilité ?</text:p>
      <text:p text:style-name="P1"/>
      <text:p text:style-name="P1">Définitions :</text:p>
      <text:list xml:id="list2168428556245762536" text:style-name="L1">
        <text:list-item>
          <text:p text:style-name="P6">Du latin « <text:span text:style-name="T1">responsus</text:span><text:span text:style-name="T2"> » =</text:span> « qui doit répondre de ses actes »</text:p>
          <text:list>
            <text:list-header>
              <text:p text:style-name="P6">→ Pouvoir répondre de ses actes, et éventuellement avoir le fait</text:p>
            </text:list-header>
          </text:list>
          <text:p text:style-name="P6">4 sens :</text:p>
          <text:list text:continue-numbering="true">
            <text:list-item>
              <text:p text:style-name="P6">Être responsable de ce que l’on est, de nos actions ou omissions, de leurs conséquences</text:p>
            </text:list-item>
            <text:list-item>
              <text:p text:style-name="P6">Être responsable de certaines tâches ou personnes, avoir des obligations</text:p>
            </text:list-item>
            <text:list-item>
              <text:p text:style-name="P6">Être un adulte responsable, avoir la capacité d’avoir des responsabilités</text:p>
            </text:list-item>
            <text:list-item>
              <text:p text:style-name="P6">Se comporter de façon responsable, de la bonne manière, vertueusement</text:p>
            </text:list-item>
          </text:list>
        </text:list-item>
      </text:list>
      <text:p text:style-name="P1"/>
      <text:p text:style-name="P1"/>
      <text:list xml:id="list156047745066824739" text:style-name="L2">
        <text:list-item>
          <text:p text:style-name="P7">Le rapport entre l’ignorance et la responsabilité</text:p>
          <text:p text:style-name="P9">Platon, <text:span text:style-name="T1">Ménon</text:span>, 77-c – 78-b</text:p>
          <text:p text:style-name="P9">Opposition de thèses : Tous les homes désirs le bien – Il y a des hommes qui désirent le mal</text:p>
          <text:list>
            <text:list-header>
              <text:p text:style-name="P9">« Que désire-t-on : que le mal arrive à soi-même ? »</text:p>
              <text:list>
                <text:list-header>
                  <text:p text:style-name="P9">→ On veut que nos actes nous nuisent</text:p>
                  <text:p text:style-name="P9">→ On veut que ça arrive, en pensant que c’est un bien</text:p>
                </text:list-header>
              </text:list>
              <text:p text:style-name="P9">« <text:span text:style-name="T3">Certains considèrent que le mal est bénéfique, mais d’autres savent que le mal fait du tort. »</text:span></text:p>
            </text:list-header>
          </text:list>
        </text:list-item>
      </text:list>
      <text:list xml:id="list4984332487411787760" text:style-name="L3">
        <text:list-item>
          <text:list>
            <text:list-header>
              <text:p text:style-name="P10">« n’est-il pas évident que ces gens ne désirent pas le mal, puisqu’ils ignorent ce qu’il est, mais qu’ils désirent ce qu’ils croyaient être le bien, même si en fait ce bien est mal ? »</text:p>
            </text:list-header>
          </text:list>
        </text:list-item>
      </text:list>
      <text:list xml:id="list103152477282465" text:continue-list="list156047745066824739" text:style-name="L2">
        <text:list-item>
          <text:list>
            <text:list-header>
              <text:p text:style-name="P11">Socrate va démonter la première thèse de Ménon</text:p>
              <text:p text:style-name="P13"><text:span text:style-name="T4">Deux arguments</text:span> :</text:p>
              <text:list text:continue-numbering="true">
                <text:list-header>
                  <text:p text:style-name="P12">On ne désire pas ce qu’on ignore</text:p>
                  <text:list>
                    <text:list-header>
                      <text:p text:style-name="P12">Prendre le mal pour un bien, c’est ignorer le mal</text:p>
                      <text:p text:style-name="P12">Personne ne désire le mal</text:p>
                    </text:list-header>
                  </text:list>
                  <text:p text:style-name="P13">Le mal nuit, fait du tort</text:p>
                  <text:list text:continue-numbering="true">
                    <text:list-header>
                      <text:p text:style-name="P13">Ce qui fait du tort rend misérable, malheureux</text:p>
                      <text:p text:style-name="P13">Désirer le mal, c’est désirer être malheureux</text:p>
                    </text:list-header>
                  </text:list>
                </text:list-header>
              </text:list>
              <text:p text:style-name="P14">Objections à ces raisonnements :</text:p>
              <text:list text:continue-numbering="true">
                <text:list-header>
                  <text:p text:style-name="P14">Mais on peut très bien agir mal tout en sachant que c’est mal</text:p>
                  <text:list>
                    <text:list-header>
                      <text:p text:style-name="P14">Exemple : On peut faire du mal à autrui, sans faire du mal à soi-même</text:p>
                    </text:list-header>
                  </text:list>
                  <text:p text:style-name="P14">Lorsque quelque chose me fait du tort, ça ne me fait pas du tort sur tout les domaines</text:p>
                  <text:list text:continue-numbering="true">
                    <text:list-header>
                      <text:p text:style-name="P14">Exemple : Il y a des choses mauvaises pour la santé mais qui procurent du plaisir</text:p>
                    </text:list-header>
                  </text:list>
                </text:list-header>
              </text:list>
            </text:list-header>
          </text:list>
          <text:p text:style-name="P14"/>
          <text:p text:style-name="P15"/>
          <text:p text:style-name="P30">Aristote, <text:span text:style-name="T1">Éthique à Nicomaque</text:span>, livre III, chapitre 2</text:p>
          <text:list text:continue-numbering="true">
            <text:list-header>
              <text:p text:style-name="P15">Distinction non-volontaire / involontaire</text:p>
              <text:list>
                <text:list-header>
                  <text:p text:style-name="P16">Les actes involontaires sont directement contraires à la volonté de la personne qui agit.</text:p>
                  <text:p text:style-name="P16">Les actes non-volontaires laissent toujours le doute sur ce qu’aurait fait la personne en connaissance de cause.</text:p>
                  <text:list>
                    <text:list-header>
                      <text:p text:style-name="P17">Exemples :</text:p>
                      <text:list>
                        <text:list-header>
                          <text:p text:style-name="P17">Fracasser la tête d’un ennemi sans faire exprès : acte non-volontaire</text:p>
                          <text:p text:style-name="P17">Fracasser la tête d’un ami sans faire exprès : acte involontaire</text:p>
                        </text:list-header>
                      </text:list>
                    </text:list-header>
                  </text:list>
                </text:list-header>
              </text:list>
              <text:p text:style-name="P17">Distinction dans l’ignorance / par ignorance</text:p>
              <text:list text:continue-numbering="true">
                <text:list-header>
                  <text:p text:style-name="P17">Celui qui agit par ignorance ne sait pas ce qu’il fait</text:p>
                  <text:list>
                    <text:list-header>
                      <text:p text:style-name="P17">Soit non-volontaire, soit involontaire</text:p>
                    </text:list-header>
                  </text:list>
                  <text:p text:style-name="P17">Celui qui agit dans l’ignorance ne sait pas que ce qu’il fait est ma<text:span text:style-name="T5">uvais</text:span></text:p>
                  <text:p text:style-name="P18"/>
                  <text:p text:style-name="P18"><text:span text:style-name="T5">Trois</text:span> cas de figure qui rendent l’action « dans l’ignorance » :</text:p>
                  <text:list text:continue-numbering="true">
                    <text:list-header>
                      <text:p text:style-name="P18">l’ignorance <text:span text:style-name="T5">de ce que l’on fait</text:span></text:p>
                      <text:p text:style-name="P18">l’ignorance <text:span text:style-name="T5">de ce que l’on doit faire</text:span></text:p>
                      <text:p text:style-name="P19">actes dont on a oublié qu’ils étaient mauvais à force d’accomplissement</text:p>
                    </text:list-header>
                  </text:list>
                  <text:p text:style-name="P20">« la cause du caractère involontaire de l’acte, c’est l’ignorance des particularités de l’acte »</text:p>
                  <text:p text:style-name="P20"><text:span text:style-name="T6">C</text:span>irconstances où la personne agit par ignorance :</text:p>
                  <text:list text:continue-numbering="true">
                    <text:list-header>
                      <text:p text:style-name="P20">l’agent</text:p>
                      <text:list>
                        <text:list-header>
                          <text:p text:style-name="P21">Exemple : Quand on est inconscient au moment où on agit</text:p>
                        </text:list-header>
                      </text:list>
                      <text:p text:style-name="P20">l’acte</text:p>
                      <text:p text:style-name="P20">la chose ou la personne objet de l’acte</text:p>
                      <text:list text:continue-numbering="true">
                        <text:list-header>
                          <text:p text:style-name="P20">Exemple : Donner à manger à quelqu’un sans savoir qu’il est allergique</text:p>
                        </text:list-header>
                      </text:list>
                      <text:p text:style-name="P22">la façon dont l’acte est accompli</text:p>
                      <text:list text:continue-numbering="true">
                        <text:list-header>
                          <text:p text:style-name="P22">Exemple : Un boxeur qui veut faire une démonstration mais qui ne contrôle pas sa force</text:p>
                        </text:list-header>
                      </text:list>
                      <text:p text:style-name="P22">l’instrument</text:p>
                      <text:list text:continue-numbering="true">
                        <text:list-header>
                          <text:p text:style-name="P22">Exemple : Quand on veut utiliser un faux pistolet, mais qu’en fait, c’est un vrai</text:p>
                        </text:list-header>
                      </text:list>
                      <text:p text:style-name="P22">le résultat</text:p>
                      <text:list text:continue-numbering="true">
                        <text:list-header>
                          <text:p text:style-name="P22">Exemple : Le secouriste qui n’ignore aucune des circonstance précédente, mais que le résultat n’est pas celui attendu</text:p>
                        </text:list-header>
                      </text:list>
                    </text:list-header>
                  </text:list>
                  <text:p text:style-name="P22"/>
                </text:list-header>
              </text:list>
              <text:p text:style-name="P23">Aristote dit que l’action dans l’ignor<text:span text:style-name="T7">ance sont volontaires</text:span></text:p>
              <text:list text:continue-numbering="true">
                <text:list-header>
                  <text:p text:style-name="P24">Objection : L’éducation a un tel poids qu’on peut se demander si certaines actions accomplies dans l’ignorance ne deviennent pas involontaire.</text:p>
                </text:list-header>
              </text:list>
              <text:p text:style-name="P24">Il dit aussi que les actes accomplis par ignorance <text:span text:style-name="T8">ne sont pas </text:span>volontaires</text:p>
              <text:list text:continue-numbering="true">
                <text:list-header>
                  <text:p text:style-name="P24">Objection : La personne ne connaît pas un des paramètres, mais il faut se demander s<text:span text:style-name="T8">i elle aurait du</text:span>.</text:p>
                </text:list-header>
              </text:list>
            </text:list-header>
          </text:list>
        </text:list-item>
      </text:list>
      <text:p text:style-name="P4"/>
      <text:list xml:id="list103152584828528" text:continue-numbering="true" text:style-name="L2">
        <text:list-item>
          <text:p text:style-name="P31">Responsabilité et vice</text:p>
          <text:p text:style-name="P25">Définition d’Aristote :</text:p>
          <text:list>
            <text:list-header>
              <text:p text:style-name="P25">Le vice est une disposition acquise par répétition d’actes mauvais.</text:p>
              <text:p text:style-name="P25">(La vertu, c’est la même chose, mais les actes sont bons)</text:p>
            </text:list-header>
          </text:list>
          <text:p text:style-name="P25">La question est de savoir si le vice peut réduire la responsabilité</text:p>
          <text:list text:continue-numbering="true">
            <text:list-header>
              <text:p text:style-name="P26">Il semble que le vice diminue notre responsabilité, puisqu’il diminue notre liberté.</text:p>
              <text:list>
                <text:list-header>
                  <text:p text:style-name="P26">Cet argument n’est pas recevable parce que le vice est une disposition acquise, et pas innée</text:p>
                </text:list-header>
              </text:list>
              <text:p text:style-name="P26">« C’est comme quelqu’un qui a décoché une pierre : il n’est plus capable de la rattraper, mais il ne tenait pourtant qu’à lui de la prendre et de la lancer puisque le point de départ de ses mouvements résidait en lui. Or l’injuste et l’intempérant, de la même façon, avaient aussi au départ la faculté de ne pas devenir ce genre d’individu. C’est pourquoi ils le sont de plein gré. Et maintenant qu’ils le sont devenus, ils n’ont plus la possibilité de ne pas l’être. »</text:p>
              <text:list text:continue-numbering="true">
                <text:list-header>
                  <text:p text:style-name="P27">On peut estimer qu’Aristote est trop radical en disant que c’est impossible, et que c’est plutôt très difficile.</text:p>
                </text:list-header>
              </text:list>
            </text:list-header>
          </text:list>
          <text:p text:style-name="P27"/>
        </text:list-item>
        <text:list-item>
          <text:p text:style-name="P8">Responsabilité et contrainte</text:p>
          <text:p text:style-name="P28">4 exemples :</text:p>
          <text:list>
            <text:list-header>
              <text:p text:style-name="P28">Un ennemi me ligote</text:p>
              <text:p text:style-name="P28">Un prince me contraint à prêter un faux serment, sous peine de tuer un des membres de ma famille</text:p>
              <text:p text:style-name="P28">Je suis en bateau, et à cause d’une tempête, je dois jeter ma cargaison</text:p>
              <text:p text:style-name="P28">Une bourrasque (un vent violent) me renverse</text:p>
            </text:list-header>
          </text:list>
          <text:p text:style-name="P28">Dans les 4 situations :</text:p>
          <text:list text:continue-numbering="true">
            <text:list-header>
              <text:p text:style-name="P28">Il y a un élément qui vient de l’extérieur</text:p>
              <text:p text:style-name="P28"><text:span text:style-name="T9">C</text:span>as 1 et 4 → contrainte absolue</text:p>
              <text:list>
                <text:list-header>
                  <text:p text:style-name="P29">Je ne peux physiquement pas agir autrement</text:p>
                </text:list-header>
              </text:list>
              <text:p text:style-name="P29">Cas 2 et 3 → contrainte relative</text:p>
              <text:list text:continue-numbering="true">
                <text:list-header>
                  <text:p text:style-name="P29">Contraintes dans la mesure où personne ne les voudrait, mais volontaires dans la mesure où il y a une participation de l’agent</text:p>
                </text:list-header>
              </text:list>
            </text:list-header>
          </text:list>
        </text:list-item>
      </text:list>
      <text:p text:style-name="P5"/>
      <text:p text:style-name="P5"/>
      <text:p text:style-name="P3">Conclusion :</text:p>
      <text:p text:style-name="P5">Ce n’est pas n’importe quelle ignorance qui diminue ma responsabilité, il faut distinguer les actes accomplis par ignorance des actes accomplis dans l’ignorance. <text:span text:style-name="T10">Mais la question qui compte le plus est celle de savoir si l’ignorance résulte d’une négligence ou si elle est invincible. Pour ce facteur comme pour les autres, la responsabilité augmente à proportion que l’acte dépend de no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08:19:56.647000000</meta:creation-date>
    <dc:date>2018-10-18T10:31:50.867000000</dc:date>
    <meta:editing-duration>PT58M13S</meta:editing-duration>
    <meta:editing-cycles>10</meta:editing-cycles>
    <meta:generator>LibreOffice/5.1.6.2$Windows_x86 LibreOffice_project/07ac168c60a517dba0f0d7bc7540f5afa45f0909</meta:generator>
    <meta:document-statistic meta:table-count="0" meta:image-count="0" meta:object-count="0" meta:page-count="3" meta:paragraph-count="85" meta:word-count="1006" meta:character-count="5572" meta:non-whitespace-character-count="4680"/>
  </office:meta>
</office:document-meta>
</file>